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897cm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33% 58%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ellipse draw:style-name="gr1" draw:text-style-name="P1" draw:layer="layout" svg:width="9cm" svg:height="8.5cm" svg:x="0.5cm" svg:y="0.9cm">
          <text:p/>
        </draw:ellipse>
        <draw:line draw:style-name="gr2" draw:text-style-name="P1" draw:layer="layout" svg:x1="5cm" svg:y1="0.4cm" svg:x2="5cm" svg:y2="1.4cm">
          <text:p/>
        </draw:line>
        <draw:frame draw:style-name="gr3" draw:layer="layout" svg:width="0.853cm" svg:height="0.962cm" svg:x="4.858cm" svg:y="0cm">
          <draw:text-box>
            <text:p>0</text:p>
          </draw:text-box>
        </draw:frame>
        <draw:line draw:style-name="gr2" draw:text-style-name="P1" draw:layer="layout" svg:x1="9cm" svg:y1="4.9cm" svg:x2="10cm" svg:y2="4.9cm">
          <text:p/>
        </draw:line>
        <draw:line draw:style-name="gr2" draw:text-style-name="P1" draw:layer="layout" svg:x1="5cm" svg:y1="8.9cm" svg:x2="5cm" svg:y2="9.9cm">
          <text:p/>
        </draw:line>
        <draw:frame draw:style-name="gr3" draw:layer="layout" svg:width="1.488cm" svg:height="0.962cm" svg:x="9.5cm" svg:y="3.9cm">
          <draw:text-box>
            <text:p>2<text:span text:style-name="T1">m-2</text:span></text:p>
          </draw:text-box>
        </draw:frame>
        <draw:frame draw:style-name="gr4" draw:layer="layout" svg:width="1.945cm" svg:height="1.147cm" svg:x="5cm" svg:y="9.4cm">
          <draw:text-box>
            <text:p><text:span text:style-name="T2">2</text:span><text:span text:style-name="T3">m-1</text:span></text:p>
          </draw:text-box>
        </draw:frame>
        <draw:frame draw:style-name="gr4" draw:layer="layout" svg:width="1.945cm" svg:height="1.147cm" svg:x="3.355cm" svg:y="0cm">
          <draw:text-box>
            <text:p><text:span text:style-name="T2">2</text:span><text:span text:style-name="T3">m</text:span><text:span text:style-name="T4">-1</text:span></text:p>
          </draw:text-box>
        </draw:frame>
        <draw:line draw:style-name="gr2" draw:text-style-name="P1" draw:layer="layout" svg:x1="4.9cm" svg:y1="0.4cm" svg:x2="4.9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09:06:42</meta:creation-date>
    <meta:editing-duration>PT6M14S</meta:editing-duration>
    <meta:editing-cycles>2</meta:editing-cycles>
    <meta:generator>OpenOffice.org/3.3$Unix OpenOffice.org_project/330m20$Build-9567</meta:generator>
    <meta:initial-creator>Alberto Montresor</meta:initial-creator>
    <dc:date>2011-10-24T09:12:53</dc:date>
    <dc:creator>Alberto Montresor</dc:creator>
    <meta:document-statistic meta:object-count="9"/>
  </office:meta>
</office:document-meta>
</file>